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f60f6"/>
    </style:style>
    <style:style style:name="P4" style:family="paragraph" style:parent-style-name="Standard">
      <style:paragraph-properties fo:text-align="justify" style:justify-single-word="false"/>
      <style:text-properties officeooo:paragraph-rsid="000f86c6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f60f6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f60f6"/>
    </style:style>
    <style:style style:name="T3" style:family="text">
      <style:text-properties fo:language="en" fo:country="US" officeooo:rsid="000f86c6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Machine Learning – UE22CS352A</text:p>
      <text:p text:style-name="P1">Naive Bayes Classifier – Lab <text:span text:style-name="T2">6</text:span></text:p>
      <text:p text:style-name="P1">Student Guidelines</text:p>
      <text:p text:style-name="P1"/>
      <text:p text:style-name="P1">------------------------------------------------------------------------------------------------------------------------</text:p>
      <text:p text:style-name="P1">Note: You are advised to read this document completely to understand the overview and the</text:p>
      <text:p text:style-name="P1">goal of this assignment along with the <text:span text:style-name="T1">evalua</text:span><text:span text:style-name="T2">ti</text:span><text:span text:style-name="T1">on</text:span> policy.</text:p>
      <text:p text:style-name="P1">------------------------------------------------------------------------------------------------------------------------</text:p>
      <text:p text:style-name="Standard"/>
      <text:p text:style-name="Standard"/>
      <text:p text:style-name="P2">Naive Bayes is a simple and fast <text:span text:style-name="T1">classifica</text:span><text:span text:style-name="T2">ti</text:span><text:span text:style-name="T1">on</text:span> algorithm used for tasks like spam <text:span text:style-name="T1">detec</text:span><text:span text:style-name="T2">ti</text:span><text:span text:style-name="T1">on</text:span> and text</text:p>
      <text:p text:style-name="P2"><text:span text:style-name="T1">classifica</text:span><text:span text:style-name="T2">ti</text:span><text:span text:style-name="T1">on</text:span>. It works by <text:span text:style-name="T1">calcula</text:span><text:span text:style-name="T2">ti</text:span><text:span text:style-name="T1">ng</text:span> the probability of a label (e.g., spam or not spam) given certain features (like words in a message). The algorithm assumes that all features (words) are independent of each other, which simplifies the process, though this <text:span text:style-name="T1">assump</text:span><text:span text:style-name="T2">ti</text:span><text:span text:style-name="T1">on</text:span> is not always true. Despite its simplicity, Naive Bayes is surprisingly <text:span text:style-name="T1">effec</text:span><text:span text:style-name="T2">ti</text:span><text:span text:style-name="T1">ve</text:span>, especially for text data, and is widely used because it is easy to implement, efficient with large datasets, and performs well even with noisy or small data.</text:p>
      <text:p text:style-name="P2"/>
      <text:p text:style-name="P2"/>
      <text:p text:style-name="P5">Assignment Structure:</text:p>
      <text:p text:style-name="P2"></text:p>
      <text:p text:style-name="P7">CAMPUS_SECTION_SRN_Lab6.py: This is the boilerplate code where you are required to complete three <text:span text:style-name="T1">func</text:span><text:span text:style-name="T2">ti</text:span><text:span text:style-name="T1">ons</text:span> in the NaiveBayesClassifier class namely preprocess(), fit() and predict().</text:p>
      <text:p text:style-name="P2">The <text:span text:style-name="T1">descrip</text:span><text:span text:style-name="T2">ti</text:span><text:span text:style-name="T1">on</text:span> of each <text:span text:style-name="T1">func</text:span><text:span text:style-name="T3">tio</text:span><text:span text:style-name="T1">n</text:span> along with their return type has been added in the boiler plate to help you understand <text:span text:style-name="T1">be</text:span><text:span text:style-name="T2">tt</text:span><text:span text:style-name="T1">er</text:span>.</text:p>
      <text:p text:style-name="P2"/>
      <text:p text:style-name="P3">Ensure that you replace the CAMPUS_SECTION_SRN with your actual <text:span text:style-name="T2">campus, section and SRN</text:span>.</text:p>
      <text:p text:style-name="P2">naive_bayes_test.py: This file is responsible for <text:span text:style-name="T1">conduc</text:span><text:span text:style-name="T2">ti</text:span><text:span text:style-name="T1">ng</text:span> tests and comparing the <text:span text:style-name="T1">predic</text:span><text:span text:style-name="T2">ti</text:span><text:span text:style-name="T1">ons</text:span> with the expected results.</text:p>
      <text:p text:style-name="P2"/>
      <text:p text:style-name="P5">Input Data:</text:p>
      <text:p text:style-name="P2"></text:p>
      <text:p text:style-name="P2">The data given to you is comprised of two things:</text:p>
      <text:p text:style-name="P2">1. Sentences: This contains a set of sentences related to a <text:span text:style-name="T1">par</text:span><text:span text:style-name="T2">ti</text:span><text:span text:style-name="T1">cular</text:span> topic/domain.</text:p>
      <text:p text:style-name="P2">2. Categories: This list corresponds to the categories (i.e topic/domain) of the sentences.</text:p>
      <text:p text:style-name="P2"><text:span text:style-name="T4">Note:</text:span> You are not required to do any <text:span text:style-name="T1">addi</text:span><text:span text:style-name="T2">ti</text:span><text:span text:style-name="T1">onal</text:span> data encoding.</text:p>
      <text:p text:style-name="P2"/>
      <text:p text:style-name="P5"><text:span text:style-name="T1">Instruc</text:span><text:span text:style-name="T2">ti</text:span><text:span text:style-name="T1">ons</text:span>:</text:p>
      <text:p text:style-name="P2"></text:p>
      <text:p text:style-name="P2">In the CAMPUS_SECTION_SRN_Lab6.py file you are supposed to complete three <text:span text:style-name="T1">func</text:span><text:span text:style-name="T2">ti</text:span><text:span text:style-name="T1">ons</text:span>:</text:p>
      <text:p text:style-name="P2">1. preprocess(sentences, categories): The dataset here may contain incorrect labels denoted by “wrong_label” or missing labels denoted by ‘None’, you are required to eliminate such records. <text:span text:style-name="T1">Addi</text:span><text:span text:style-name="T2">ti</text:span><text:span text:style-name="T1">onally</text:span>, you are required to remove stop words as this eliminates less meaningful words, improving the model’s focus on relevant features.</text:p>
      <text:p text:style-name="P2">2. fit(X,y): This <text:span text:style-name="T1">func</text:span><text:span text:style-name="T2">ti</text:span><text:span text:style-name="T1">on</text:span> rains the Naive Bayes Classifier using the provided training data</text:p>
      <text:p text:style-name="P2">3. predict(X, class_probs, word_probs, classes): This <text:span text:style-name="T1">func</text:span><text:span text:style-name="T2">ti</text:span><text:span text:style-name="T1">on</text:span> predicts the classes for the</text:p>
      <text:p text:style-name="P2">given test data using the trained classifier.</text:p>
      <text:p text:style-name="P2"/>
      <text:p text:style-name="P2"><text:span text:style-name="T4">Note:</text:span> The boilerplate contains a detailed <text:span text:style-name="T1">explana</text:span><text:span text:style-name="T2">ti</text:span><text:span text:style-name="T1">on</text:span> about the <text:span text:style-name="T1">func</text:span><text:span text:style-name="T2">ti</text:span><text:span text:style-name="T1">on’s</text:span> arguments and return</text:p>
      <text:p text:style-name="P2">types.</text:p>
      <text:p text:style-name="P2"></text:p>
      <text:p text:style-name="P2"><text:soft-page-break/>Run the naïve_bayes_test.py to test your classifier implementat<text:span text:style-name="T2">ion against the predefined test c</text:span>ases. Ensure that all test cases pass successfully.</text:p>
      <text:p text:style-name="P2"/>
      <text:p text:style-name="P4"><text:span text:style-name="T4">Note:</text:span> Do not modify anything in <text:span text:style-name="T3">the naïve_bayes_test.py</text:span> file.</text:p>
      <text:p text:style-name="P2"/>
      <text:p text:style-name="P2">This file contains a series of test cases, each <text:span text:style-name="T1">consis</text:span><text:span text:style-name="T2">ti</text:span><text:span text:style-name="T1">ng</text:span> of a test sentence and the correct category it should be classified into. Your goal is to ensure your NaiveBayesClassifier <text:span text:style-name="T1">implementa</text:span><text:span text:style-name="T2">ti</text:span><text:span text:style-name="T1">on</text:span> correctly predicts these categories for each test sentence. The test cases are auto-evaluated when</text:p>
      <text:p text:style-name="P2">you run this python file. Do note that, your program will be evaluated against a set of hidden test</text:p>
      <text:p text:style-name="P2">cases as well.</text:p>
      <text:p text:style-name="P2"/>
      <text:p text:style-name="P2"/>
      <text:p text:style-name="P5">Command to run:</text:p>
      <text:p text:style-name="P5"/>
      <text:p text:style-name="P2">python naïve_bayes_test.py --<text:span text:style-name="T2">ID CAMPUS_SECTION_SRN_Lab6.py</text:span></text:p>
      <text:p text:style-name="P2"/>
      <text:p text:style-name="P6"><text:span text:style-name="T1">Evalua</text:span><text:span text:style-name="T2">ti</text:span><text:span text:style-name="T1">on</text:span> Policy:</text:p>
      <text:p text:style-name="P6"/>
      <text:p text:style-name="P2">This lab will be mainly evaluated on two parameters:</text:p>
      <text:p text:style-name="P2">1. Accurate <text:span text:style-name="T1">implementa</text:span><text:span text:style-name="T2">ti</text:span><text:span text:style-name="T1">on</text:span> of the NaiveBayesClassifer Class</text:p>
      <text:p text:style-name="P2">2. Passing all the test cases including the hidden test cas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9:14:55.357136757</meta:creation-date>
    <meta:print-date>2024-10-08T19:34:52.038239489</meta:print-date>
    <meta:printed-by>PDF files</meta:printed-by>
    <dc:date>2024-10-08T19:35:31.867817517</dc:date>
    <meta:editing-duration>PT39S</meta:editing-duration>
    <meta:editing-cycles>1</meta:editing-cycles>
    <meta:document-statistic meta:table-count="0" meta:image-count="0" meta:object-count="0" meta:page-count="2" meta:paragraph-count="42" meta:word-count="502" meta:character-count="3560" meta:non-whitespace-character-count="3099"/>
    <meta:generator>LibreOffice/24.2.6.2$Linux_X86_64 LibreOffice_project/420$Build-2</meta:generator>
  </office:meta>
</office:document-meta>
</file>